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110000023386D1E023812FD609.png" manifest:media-type="image/png"/>
  <manifest:file-entry manifest:full-path="Pictures/1000028600001C3300003A24DEDA38A4FCAE6FD5.wmf" manifest:media-type="image/x-wm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7.22cm" svg:height="14.884cm" draw:z-index="0"><draw:image xlink:href="Pictures/1000028600001C3300003A24DEDA38A4FCAE6FD5.wmf" xlink:type="simple" xlink:show="embed" xlink:actuate="onLoad" loext:mime-type="image/x-wmf"/><draw:image xlink:href="Pictures/10000201000001110000023386D1E023812FD60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iberation San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iberation San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Liberation Sans" style:font-family-asian="'Liberation San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 Vajna</meta:initial-creator>
    <meta:creation-date>2018-07-17T17:41:32.342387760</meta:creation-date>
    <meta:document-statistic meta:table-count="0" meta:image-count="1" meta:object-count="0" meta:page-count="1" meta:paragraph-count="0" meta:word-count="0" meta:character-count="0" meta:non-whitespace-character-count="0"/>
    <meta:generator>LibreOfficeDev/6.2.0.0.alpha0$Linux_X86_64 LibreOffice_project/86dfa34c6d83b70923d462fecad316dafd9a1fc4</meta:generator>
  </office:meta>
</office:document-meta>
</file>